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TitoloDocumento">LETTERA ISTITUZIONALE</text:p>
      <text:p text:style-name="IntestazioneEnte">[NOME ENTE]</text:p>
      <text:p>Settore / Area: [SETTORE]</text:p>
      <text:p>Ufficio: [UFFICIO]</text:p>
      <text:p>PEC: [PEC]</text:p>
      <text:p>Sito istituzionale: [SITO]</text:p>
      <text:p>Prot. n. [NUMERO_PROTOCOLLO]  Data: [DATA]</text:p>
      <text:p text:style-name="TitoloSezione">Destinatario</text:p>
      <text:p>[NOME DESTINATARIO]</text:p>
      <text:p>[ENTE / UFFICIO / AZIENDA]</text:p>
      <text:p text:style-name="TitoloSezione">Oggetto</text:p>
      <text:p>[Inserire oggetto della comunicazione]</text:p>
      <text:p text:style-name="TitoloSezione">Testo</text:p>
      <text:p>Gentile [TITOLO E NOME],</text:p>
      <text:p>[Inserire testo della comunicazione]</text:p>
      <text:p>Distinti saluti.</text:p>
      <text:p text:style-name="TitoloSezione">Firma</text:p>
      <text:p>[NOME E COGNOME] - [RUOL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fo:margin-top="0cm" fo:margin-bottom="0.2cm" fo:line-height="120%"/>
      <style:text-properties fo:font-size="12pt" style:font-name="Liberation Serif"/>
    </style:default-style>
    <style:style style:name="TitoloDocumento" style:family="paragraph">
      <style:text-properties fo:font-size="16pt" fo:font-weight="bold" style:font-name="Liberation Sans" fo:color="#2E6E52"/>
    </style:style>
    <style:style style:name="TitoloSezione" style:family="paragraph">
      <style:text-properties fo:font-size="14pt" fo:font-weight="bold" style:font-name="Liberation Sans" fo:color="#2E6E52"/>
    </style:style>
    <style:style style:name="IntestazioneEnte" style:family="paragraph">
      <style:text-properties fo:font-size="12pt" fo:font-weight="bold" style:font-name="Liberation Sans"/>
    </style:style>
  </office:styles>
  <office:automatic-styles>
    <style:page-layout style:name="pm1">
      <style:page-layout-properties fo:page-width="21.00cm" fo:page-height="29.70cm" style:print-orientation="portrait" fo:margin-top="2.5cm" fo:margin-bottom="2cm" fo:margin-left="2.5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GekOffice bootstrap</meta:generator>
  </office:meta>
</office:document-meta>
</file>